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uteilu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TAPPE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ZUFALL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Christchurch</text:p>
          </table:table-cell>
          <table:table-cell/>
          <table:table-cell office:value-type="string" calcext:value-type="string">
            <text:p>jbaumgartner1983</text:p>
          </table:table-cell>
          <table:table-cell table:formula="of:=RAND()" office:value-type="float" office:value="0.431242169515909" calcext:value-type="float">
            <text:p>0,431242169515909</text:p>
          </table:table-cell>
          <table:table-cell table:formula="of:=CONCATENATE(&quot;&lt;li&gt;&lt;a href=&quot;&quot;https://&quot;;LOWER([.C2]);&quot;.github.io/nz/index.html&quot;&quot;&gt;&lt;img src=&quot;&quot;https://&quot;;LOWER([.C2]);&quot;.github.io/nz/images/user.jpg&quot;&quot; alt=&quot;&quot; &quot;&quot; /&gt; &quot;;[.A2];&quot; (&quot;;LOWER([.C2]);&quot;)&lt;/a&gt;&lt;/li&gt;&quot;)" office:value-type="string" office:string-value="&lt;li&gt;&lt;a href=&quot;https://jbaumgartner1983.github.io/nz/index.html&quot;&gt;&lt;img src=&quot;https://jbaumgartner1983.github.io/nz/images/user.jpg&quot; alt=&quot; &quot; /&gt; Christchurch (jbaumgartner1983)&lt;/a&gt;&lt;/li&gt;" calcext:value-type="string">
            <text:p>&lt;li&gt;&lt;a href="https://jbaumgartner1983.github.io/nz/index.html"&gt;&lt;img src="https://jbaumgartner1983.github.io/nz/images/user.jpg" alt=" " /&gt; Christchurch (jbaumgartner1983)&lt;/a&gt;&lt;/li&gt;</text:p>
          </table:table-cell>
        </table:table-row>
        <table:table-row table:style-name="ro1">
          <table:table-cell office:value-type="string" calcext:value-type="string">
            <text:p>Lake Tekapo</text:p>
          </table:table-cell>
          <table:table-cell/>
          <table:table-cell office:value-type="string" calcext:value-type="string">
            <text:p>rafael-i6k</text:p>
          </table:table-cell>
          <table:table-cell table:formula="of:=RAND()" office:value-type="float" office:value="0.672308620637107" calcext:value-type="float">
            <text:p>0,672308620637107</text:p>
          </table:table-cell>
          <table:table-cell table:formula="of:=CONCATENATE(&quot;&lt;li&gt;&lt;a href=&quot;&quot;https://&quot;;LOWER([.C3]);&quot;.github.io/nz/index.html&quot;&quot;&gt;&lt;img src=&quot;&quot;https://&quot;;LOWER([.C3]);&quot;.github.io/nz/images/user.jpg&quot;&quot; alt=&quot;&quot; &quot;&quot; /&gt; &quot;;[.A3];&quot; (&quot;;LOWER([.C3]);&quot;)&lt;/a&gt;&lt;/li&gt;&quot;)" office:value-type="string" office:string-value="&lt;li&gt;&lt;a href=&quot;https://rafael-i6k.github.io/nz/index.html&quot;&gt;&lt;img src=&quot;https://rafael-i6k.github.io/nz/images/user.jpg&quot; alt=&quot; &quot; /&gt; Lake Tekapo (rafael-i6k)&lt;/a&gt;&lt;/li&gt;" calcext:value-type="string">
            <text:p>&lt;li&gt;&lt;a href="https://rafael-i6k.github.io/nz/index.html"&gt;&lt;img src="https://rafael-i6k.github.io/nz/images/user.jpg" alt=" " /&gt; Lake Tekapo (rafael-i6k)&lt;/a&gt;&lt;/li&gt;</text:p>
          </table:table-cell>
        </table:table-row>
        <table:table-row table:style-name="ro1">
          <table:table-cell office:value-type="string" calcext:value-type="string">
            <text:p>Mount Cook</text:p>
          </table:table-cell>
          <table:table-cell/>
          <table:table-cell office:value-type="string" calcext:value-type="string">
            <text:p>der-ferdi</text:p>
          </table:table-cell>
          <table:table-cell table:formula="of:=RAND()" office:value-type="float" office:value="0.358690619362876" calcext:value-type="float">
            <text:p>0,358690619362876</text:p>
          </table:table-cell>
          <table:table-cell table:formula="of:=CONCATENATE(&quot;&lt;li&gt;&lt;a href=&quot;&quot;https://&quot;;LOWER([.C4]);&quot;.github.io/nz/index.html&quot;&quot;&gt;&lt;img src=&quot;&quot;https://&quot;;LOWER([.C4]);&quot;.github.io/nz/images/user.jpg&quot;&quot; alt=&quot;&quot; &quot;&quot; /&gt; &quot;;[.A4];&quot; (&quot;;LOWER([.C4]);&quot;)&lt;/a&gt;&lt;/li&gt;&quot;)" office:value-type="string" office:string-value="&lt;li&gt;&lt;a href=&quot;https://der-ferdi.github.io/nz/index.html&quot;&gt;&lt;img src=&quot;https://der-ferdi.github.io/nz/images/user.jpg&quot; alt=&quot; &quot; /&gt; Mount Cook (der-ferdi)&lt;/a&gt;&lt;/li&gt;" calcext:value-type="string">
            <text:p>&lt;li&gt;&lt;a href="https://der-ferdi.github.io/nz/index.html"&gt;&lt;img src="https://der-ferdi.github.io/nz/images/user.jpg" alt=" " /&gt; Mount Cook (der-ferdi)&lt;/a&gt;&lt;/li&gt;</text:p>
          </table:table-cell>
        </table:table-row>
        <table:table-row table:style-name="ro1">
          <table:table-cell office:value-type="string" calcext:value-type="string">
            <text:p>Omarama</text:p>
          </table:table-cell>
          <table:table-cell/>
          <table:table-cell office:value-type="string" calcext:value-type="string">
            <text:p>Silja18</text:p>
          </table:table-cell>
          <table:table-cell table:formula="of:=RAND()" office:value-type="float" office:value="0.485400948752768" calcext:value-type="float">
            <text:p>0,485400948752768</text:p>
          </table:table-cell>
          <table:table-cell table:formula="of:=CONCATENATE(&quot;&lt;li&gt;&lt;a href=&quot;&quot;https://&quot;;LOWER([.C5]);&quot;.github.io/nz/index.html&quot;&quot;&gt;&lt;img src=&quot;&quot;https://&quot;;LOWER([.C5]);&quot;.github.io/nz/images/user.jpg&quot;&quot; alt=&quot;&quot; &quot;&quot; /&gt; &quot;;[.A5];&quot; (&quot;;LOWER([.C5]);&quot;)&lt;/a&gt;&lt;/li&gt;&quot;)" office:value-type="string" office:string-value="&lt;li&gt;&lt;a href=&quot;https://silja18.github.io/nz/index.html&quot;&gt;&lt;img src=&quot;https://silja18.github.io/nz/images/user.jpg&quot; alt=&quot; &quot; /&gt; Omarama (silja18)&lt;/a&gt;&lt;/li&gt;" calcext:value-type="string">
            <text:p>&lt;li&gt;&lt;a href="https://silja18.github.io/nz/index.html"&gt;&lt;img src="https://silja18.github.io/nz/images/user.jpg" alt=" " /&gt; Omarama (silja18)&lt;/a&gt;&lt;/li&gt;</text:p>
          </table:table-cell>
        </table:table-row>
        <table:table-row table:style-name="ro1">
          <table:table-cell office:value-type="string" calcext:value-type="string">
            <text:p>Oamaru</text:p>
          </table:table-cell>
          <table:table-cell/>
          <table:table-cell office:value-type="string" calcext:value-type="string">
            <text:p>marlene353</text:p>
          </table:table-cell>
          <table:table-cell table:formula="of:=RAND()" office:value-type="float" office:value="0.433215982331145" calcext:value-type="float">
            <text:p>0,433215982331145</text:p>
          </table:table-cell>
          <table:table-cell table:formula="of:=CONCATENATE(&quot;&lt;li&gt;&lt;a href=&quot;&quot;https://&quot;;LOWER([.C6]);&quot;.github.io/nz/index.html&quot;&quot;&gt;&lt;img src=&quot;&quot;https://&quot;;LOWER([.C6]);&quot;.github.io/nz/images/user.jpg&quot;&quot; alt=&quot;&quot; &quot;&quot; /&gt; &quot;;[.A6];&quot; (&quot;;LOWER([.C6]);&quot;)&lt;/a&gt;&lt;/li&gt;&quot;)" office:value-type="string" office:string-value="&lt;li&gt;&lt;a href=&quot;https://marlene353.github.io/nz/index.html&quot;&gt;&lt;img src=&quot;https://marlene353.github.io/nz/images/user.jpg&quot; alt=&quot; &quot; /&gt; Oamaru (marlene353)&lt;/a&gt;&lt;/li&gt;" calcext:value-type="string">
            <text:p>&lt;li&gt;&lt;a href="https://marlene353.github.io/nz/index.html"&gt;&lt;img src="https://marlene353.github.io/nz/images/user.jpg" alt=" " /&gt; Oamaru (marlene353)&lt;/a&gt;&lt;/li&gt;</text:p>
          </table:table-cell>
        </table:table-row>
        <table:table-row table:style-name="ro1">
          <table:table-cell office:value-type="string" calcext:value-type="string">
            <text:p>Moeraki Boulders</text:p>
          </table:table-cell>
          <table:table-cell/>
          <table:table-cell office:value-type="string" calcext:value-type="string">
            <text:p>anna7br</text:p>
          </table:table-cell>
          <table:table-cell table:formula="of:=RAND()" office:value-type="float" office:value="0.530156400462648" calcext:value-type="float">
            <text:p>0,530156400462648</text:p>
          </table:table-cell>
          <table:table-cell table:formula="of:=CONCATENATE(&quot;&lt;li&gt;&lt;a href=&quot;&quot;https://&quot;;LOWER([.C7]);&quot;.github.io/nz/index.html&quot;&quot;&gt;&lt;img src=&quot;&quot;https://&quot;;LOWER([.C7]);&quot;.github.io/nz/images/user.jpg&quot;&quot; alt=&quot;&quot; &quot;&quot; /&gt; &quot;;[.A7];&quot; (&quot;;LOWER([.C7]);&quot;)&lt;/a&gt;&lt;/li&gt;&quot;)" office:value-type="string" office:string-value="&lt;li&gt;&lt;a href=&quot;https://anna7br.github.io/nz/index.html&quot;&gt;&lt;img src=&quot;https://anna7br.github.io/nz/images/user.jpg&quot; alt=&quot; &quot; /&gt; Moeraki Boulders (anna7br)&lt;/a&gt;&lt;/li&gt;" calcext:value-type="string">
            <text:p>&lt;li&gt;&lt;a href="https://anna7br.github.io/nz/index.html"&gt;&lt;img src="https://anna7br.github.io/nz/images/user.jpg" alt=" " /&gt; Moeraki Boulders (anna7br)&lt;/a&gt;&lt;/li&gt;</text:p>
          </table:table-cell>
        </table:table-row>
        <table:table-row table:style-name="ro1">
          <table:table-cell office:value-type="string" calcext:value-type="string">
            <text:p>Dunedin</text:p>
          </table:table-cell>
          <table:table-cell/>
          <table:table-cell office:value-type="string" calcext:value-type="string">
            <text:p>AnnaKlara123</text:p>
          </table:table-cell>
          <table:table-cell table:formula="of:=RAND()" office:value-type="float" office:value="0.867763679126658" calcext:value-type="float">
            <text:p>0,867763679126658</text:p>
          </table:table-cell>
          <table:table-cell table:formula="of:=CONCATENATE(&quot;&lt;li&gt;&lt;a href=&quot;&quot;https://&quot;;LOWER([.C8]);&quot;.github.io/nz/index.html&quot;&quot;&gt;&lt;img src=&quot;&quot;https://&quot;;LOWER([.C8]);&quot;.github.io/nz/images/user.jpg&quot;&quot; alt=&quot;&quot; &quot;&quot; /&gt; &quot;;[.A8];&quot; (&quot;;LOWER([.C8]);&quot;)&lt;/a&gt;&lt;/li&gt;&quot;)" office:value-type="string" office:string-value="&lt;li&gt;&lt;a href=&quot;https://annaklara123.github.io/nz/index.html&quot;&gt;&lt;img src=&quot;https://annaklara123.github.io/nz/images/user.jpg&quot; alt=&quot; &quot; /&gt; Dunedin (annaklara123)&lt;/a&gt;&lt;/li&gt;" calcext:value-type="string">
            <text:p>&lt;li&gt;&lt;a href="https://annaklara123.github.io/nz/index.html"&gt;&lt;img src="https://annaklara123.github.io/nz/images/user.jpg" alt=" " /&gt; Dunedin (annaklara123)&lt;/a&gt;&lt;/li&gt;</text:p>
          </table:table-cell>
        </table:table-row>
        <table:table-row table:style-name="ro1">
          <table:table-cell office:value-type="string" calcext:value-type="string">
            <text:p>Taiaroa Head</text:p>
          </table:table-cell>
          <table:table-cell/>
          <table:table-cell office:value-type="string" calcext:value-type="string">
            <text:p>marcelharing</text:p>
          </table:table-cell>
          <table:table-cell table:formula="of:=RAND()" office:value-type="float" office:value="0.231833064741146" calcext:value-type="float">
            <text:p>0,231833064741146</text:p>
          </table:table-cell>
          <table:table-cell table:formula="of:=CONCATENATE(&quot;&lt;li&gt;&lt;a href=&quot;&quot;https://&quot;;LOWER([.C9]);&quot;.github.io/nz/index.html&quot;&quot;&gt;&lt;img src=&quot;&quot;https://&quot;;LOWER([.C9]);&quot;.github.io/nz/images/user.jpg&quot;&quot; alt=&quot;&quot; &quot;&quot; /&gt; &quot;;[.A9];&quot; (&quot;;LOWER([.C9]);&quot;)&lt;/a&gt;&lt;/li&gt;&quot;)" office:value-type="string" office:string-value="&lt;li&gt;&lt;a href=&quot;https://marcelharing.github.io/nz/index.html&quot;&gt;&lt;img src=&quot;https://marcelharing.github.io/nz/images/user.jpg&quot; alt=&quot; &quot; /&gt; Taiaroa Head (marcelharing)&lt;/a&gt;&lt;/li&gt;" calcext:value-type="string">
            <text:p>&lt;li&gt;&lt;a href="https://marcelharing.github.io/nz/index.html"&gt;&lt;img src="https://marcelharing.github.io/nz/images/user.jpg" alt=" " /&gt; Taiaroa Head (marcelharing)&lt;/a&gt;&lt;/li&gt;</text:p>
          </table:table-cell>
        </table:table-row>
        <table:table-row table:style-name="ro1">
          <table:table-cell office:value-type="string" calcext:value-type="string">
            <text:p>Sandfly Bay</text:p>
          </table:table-cell>
          <table:table-cell/>
          <table:table-cell office:value-type="string" calcext:value-type="string">
            <text:p>Tabernig</text:p>
          </table:table-cell>
          <table:table-cell table:formula="of:=RAND()" office:value-type="float" office:value="0.487241157412232" calcext:value-type="float">
            <text:p>0,487241157412232</text:p>
          </table:table-cell>
          <table:table-cell table:formula="of:=CONCATENATE(&quot;&lt;li&gt;&lt;a href=&quot;&quot;https://&quot;;LOWER([.C10]);&quot;.github.io/nz/index.html&quot;&quot;&gt;&lt;img src=&quot;&quot;https://&quot;;LOWER([.C10]);&quot;.github.io/nz/images/user.jpg&quot;&quot; alt=&quot;&quot; &quot;&quot; /&gt; &quot;;[.A10];&quot; (&quot;;LOWER([.C10]);&quot;)&lt;/a&gt;&lt;/li&gt;&quot;)" office:value-type="string" office:string-value="&lt;li&gt;&lt;a href=&quot;https://tabernig.github.io/nz/index.html&quot;&gt;&lt;img src=&quot;https://tabernig.github.io/nz/images/user.jpg&quot; alt=&quot; &quot; /&gt; Sandfly Bay (tabernig)&lt;/a&gt;&lt;/li&gt;" calcext:value-type="string">
            <text:p>&lt;li&gt;&lt;a href="https://tabernig.github.io/nz/index.html"&gt;&lt;img src="https://tabernig.github.io/nz/images/user.jpg" alt=" " /&gt; Sandfly Bay (tabernig)&lt;/a&gt;&lt;/li&gt;</text:p>
          </table:table-cell>
        </table:table-row>
        <table:table-row table:style-name="ro1">
          <table:table-cell office:value-type="string" calcext:value-type="string">
            <text:p>Doubtfull Sound</text:p>
          </table:table-cell>
          <table:table-cell/>
          <table:table-cell office:value-type="string" calcext:value-type="string">
            <text:p>annakarolinv</text:p>
          </table:table-cell>
          <table:table-cell table:formula="of:=RAND()" office:value-type="float" office:value="0.843189063316489" calcext:value-type="float">
            <text:p>0,843189063316489</text:p>
          </table:table-cell>
          <table:table-cell table:formula="of:=CONCATENATE(&quot;&lt;li&gt;&lt;a href=&quot;&quot;https://&quot;;LOWER([.C11]);&quot;.github.io/nz/index.html&quot;&quot;&gt;&lt;img src=&quot;&quot;https://&quot;;LOWER([.C11]);&quot;.github.io/nz/images/user.jpg&quot;&quot; alt=&quot;&quot; &quot;&quot; /&gt; &quot;;[.A11];&quot; (&quot;;LOWER([.C11]);&quot;)&lt;/a&gt;&lt;/li&gt;&quot;)" office:value-type="string" office:string-value="&lt;li&gt;&lt;a href=&quot;https://annakarolinv.github.io/nz/index.html&quot;&gt;&lt;img src=&quot;https://annakarolinv.github.io/nz/images/user.jpg&quot; alt=&quot; &quot; /&gt; Doubtfull Sound (annakarolinv)&lt;/a&gt;&lt;/li&gt;" calcext:value-type="string">
            <text:p>&lt;li&gt;&lt;a href="https://annakarolinv.github.io/nz/index.html"&gt;&lt;img src="https://annakarolinv.github.io/nz/images/user.jpg" alt=" " /&gt; Doubtfull Sound (annakarolinv)&lt;/a&gt;&lt;/li&gt;</text:p>
          </table:table-cell>
        </table:table-row>
        <table:table-row table:style-name="ro1">
          <table:table-cell office:value-type="string" calcext:value-type="string">
            <text:p>Milford Sound</text:p>
          </table:table-cell>
          <table:table-cell/>
          <table:table-cell office:value-type="string" calcext:value-type="string">
            <text:p>asboehle</text:p>
          </table:table-cell>
          <table:table-cell table:formula="of:=RAND()" office:value-type="float" office:value="0.0147254028217426" calcext:value-type="float">
            <text:p>0,014725402821743</text:p>
          </table:table-cell>
          <table:table-cell table:formula="of:=CONCATENATE(&quot;&lt;li&gt;&lt;a href=&quot;&quot;https://&quot;;LOWER([.C12]);&quot;.github.io/nz/index.html&quot;&quot;&gt;&lt;img src=&quot;&quot;https://&quot;;LOWER([.C12]);&quot;.github.io/nz/images/user.jpg&quot;&quot; alt=&quot;&quot; &quot;&quot; /&gt; &quot;;[.A12];&quot; (&quot;;LOWER([.C12]);&quot;)&lt;/a&gt;&lt;/li&gt;&quot;)" office:value-type="string" office:string-value="&lt;li&gt;&lt;a href=&quot;https://asboehle.github.io/nz/index.html&quot;&gt;&lt;img src=&quot;https://asboehle.github.io/nz/images/user.jpg&quot; alt=&quot; &quot; /&gt; Milford Sound (asboehle)&lt;/a&gt;&lt;/li&gt;" calcext:value-type="string">
            <text:p>&lt;li&gt;&lt;a href="https://asboehle.github.io/nz/index.html"&gt;&lt;img src="https://asboehle.github.io/nz/images/user.jpg" alt=" " /&gt; Milford Sound (asboehle)&lt;/a&gt;&lt;/li&gt;</text:p>
          </table:table-cell>
        </table:table-row>
        <table:table-row table:style-name="ro1">
          <table:table-cell office:value-type="string" calcext:value-type="string">
            <text:p>Queenstown</text:p>
          </table:table-cell>
          <table:table-cell/>
          <table:table-cell office:value-type="string" calcext:value-type="string">
            <text:p>MarieWieschollek</text:p>
          </table:table-cell>
          <table:table-cell table:formula="of:=RAND()" office:value-type="float" office:value="0.992539189356643" calcext:value-type="float">
            <text:p>0,992539189356643</text:p>
          </table:table-cell>
          <table:table-cell table:formula="of:=CONCATENATE(&quot;&lt;li&gt;&lt;a href=&quot;&quot;https://&quot;;LOWER([.C13]);&quot;.github.io/nz/index.html&quot;&quot;&gt;&lt;img src=&quot;&quot;https://&quot;;LOWER([.C13]);&quot;.github.io/nz/images/user.jpg&quot;&quot; alt=&quot;&quot; &quot;&quot; /&gt; &quot;;[.A13];&quot; (&quot;;LOWER([.C13]);&quot;)&lt;/a&gt;&lt;/li&gt;&quot;)" office:value-type="string" office:string-value="&lt;li&gt;&lt;a href=&quot;https://mariewieschollek.github.io/nz/index.html&quot;&gt;&lt;img src=&quot;https://mariewieschollek.github.io/nz/images/user.jpg&quot; alt=&quot; &quot; /&gt; Queenstown (mariewieschollek)&lt;/a&gt;&lt;/li&gt;" calcext:value-type="string">
            <text:p>&lt;li&gt;&lt;a href="https://mariewieschollek.github.io/nz/index.html"&gt;&lt;img src="https://mariewieschollek.github.io/nz/images/user.jpg" alt=" " /&gt; Queenstown (mariewieschollek)&lt;/a&gt;&lt;/li&gt;</text:p>
          </table:table-cell>
        </table:table-row>
        <table:table-row table:style-name="ro1">
          <table:table-cell office:value-type="string" calcext:value-type="string">
            <text:p>Wanaka</text:p>
          </table:table-cell>
          <table:table-cell/>
          <table:table-cell office:value-type="string" calcext:value-type="string">
            <text:p>csnwolf</text:p>
          </table:table-cell>
          <table:table-cell table:formula="of:=RAND()" office:value-type="float" office:value="0.992966873823387" calcext:value-type="float">
            <text:p>0,992966873823387</text:p>
          </table:table-cell>
          <table:table-cell table:formula="of:=CONCATENATE(&quot;&lt;li&gt;&lt;a href=&quot;&quot;https://&quot;;LOWER([.C14]);&quot;.github.io/nz/index.html&quot;&quot;&gt;&lt;img src=&quot;&quot;https://&quot;;LOWER([.C14]);&quot;.github.io/nz/images/user.jpg&quot;&quot; alt=&quot;&quot; &quot;&quot; /&gt; &quot;;[.A14];&quot; (&quot;;LOWER([.C14]);&quot;)&lt;/a&gt;&lt;/li&gt;&quot;)" office:value-type="string" office:string-value="&lt;li&gt;&lt;a href=&quot;https://csnwolf.github.io/nz/index.html&quot;&gt;&lt;img src=&quot;https://csnwolf.github.io/nz/images/user.jpg&quot; alt=&quot; &quot; /&gt; Wanaka (csnwolf)&lt;/a&gt;&lt;/li&gt;" calcext:value-type="string">
            <text:p>&lt;li&gt;&lt;a href="https://csnwolf.github.io/nz/index.html"&gt;&lt;img src="https://csnwolf.github.io/nz/images/user.jpg" alt=" " /&gt; Wanaka (csnwolf)&lt;/a&gt;&lt;/li&gt;</text:p>
          </table:table-cell>
        </table:table-row>
        <table:table-row table:style-name="ro1">
          <table:table-cell office:value-type="string" calcext:value-type="string">
            <text:p>Haast</text:p>
          </table:table-cell>
          <table:table-cell/>
          <table:table-cell office:value-type="string" calcext:value-type="string">
            <text:p>simontrixl</text:p>
          </table:table-cell>
          <table:table-cell table:formula="of:=RAND()" office:value-type="float" office:value="0.0779458549693425" calcext:value-type="float">
            <text:p>0,077945854969343</text:p>
          </table:table-cell>
          <table:table-cell table:formula="of:=CONCATENATE(&quot;&lt;li&gt;&lt;a href=&quot;&quot;https://&quot;;LOWER([.C15]);&quot;.github.io/nz/index.html&quot;&quot;&gt;&lt;img src=&quot;&quot;https://&quot;;LOWER([.C15]);&quot;.github.io/nz/images/user.jpg&quot;&quot; alt=&quot;&quot; &quot;&quot; /&gt; &quot;;[.A15];&quot; (&quot;;LOWER([.C15]);&quot;)&lt;/a&gt;&lt;/li&gt;&quot;)" office:value-type="string" office:string-value="&lt;li&gt;&lt;a href=&quot;https://simontrixl.github.io/nz/index.html&quot;&gt;&lt;img src=&quot;https://simontrixl.github.io/nz/images/user.jpg&quot; alt=&quot; &quot; /&gt; Haast (simontrixl)&lt;/a&gt;&lt;/li&gt;" calcext:value-type="string">
            <text:p>&lt;li&gt;&lt;a href="https://simontrixl.github.io/nz/index.html"&gt;&lt;img src="https://simontrixl.github.io/nz/images/user.jpg" alt=" " /&gt; Haast (simontrixl)&lt;/a&gt;&lt;/li&gt;</text:p>
          </table:table-cell>
        </table:table-row>
        <table:table-row table:style-name="ro1">
          <table:table-cell office:value-type="string" calcext:value-type="string">
            <text:p>Franz Josef Glacier</text:p>
          </table:table-cell>
          <table:table-cell/>
          <table:table-cell office:value-type="string" calcext:value-type="string">
            <text:p>lucakorosec</text:p>
          </table:table-cell>
          <table:table-cell table:formula="of:=RAND()" office:value-type="float" office:value="0.744088721001574" calcext:value-type="float">
            <text:p>0,744088721001574</text:p>
          </table:table-cell>
          <table:table-cell table:formula="of:=CONCATENATE(&quot;&lt;li&gt;&lt;a href=&quot;&quot;https://&quot;;LOWER([.C16]);&quot;.github.io/nz/index.html&quot;&quot;&gt;&lt;img src=&quot;&quot;https://&quot;;LOWER([.C16]);&quot;.github.io/nz/images/user.jpg&quot;&quot; alt=&quot;&quot; &quot;&quot; /&gt; &quot;;[.A16];&quot; (&quot;;LOWER([.C16]);&quot;)&lt;/a&gt;&lt;/li&gt;&quot;)" office:value-type="string" office:string-value="&lt;li&gt;&lt;a href=&quot;https://lucakorosec.github.io/nz/index.html&quot;&gt;&lt;img src=&quot;https://lucakorosec.github.io/nz/images/user.jpg&quot; alt=&quot; &quot; /&gt; Franz Josef Glacier (lucakorosec)&lt;/a&gt;&lt;/li&gt;" calcext:value-type="string">
            <text:p>&lt;li&gt;&lt;a href="https://lucakorosec.github.io/nz/index.html"&gt;&lt;img src="https://lucakorosec.github.io/nz/images/user.jpg" alt=" " /&gt; Franz Josef Glacier (lucakorosec)&lt;/a&gt;&lt;/li&gt;</text:p>
          </table:table-cell>
        </table:table-row>
        <table:table-row table:style-name="ro1">
          <table:table-cell office:value-type="string" calcext:value-type="string">
            <text:p>Pancake rocks (Punakaiki)</text:p>
          </table:table-cell>
          <table:table-cell/>
          <table:table-cell office:value-type="string" calcext:value-type="string">
            <text:p>timeastwood6020</text:p>
          </table:table-cell>
          <table:table-cell table:formula="of:=RAND()" office:value-type="float" office:value="0.846941378176684" calcext:value-type="float">
            <text:p>0,846941378176684</text:p>
          </table:table-cell>
          <table:table-cell table:formula="of:=CONCATENATE(&quot;&lt;li&gt;&lt;a href=&quot;&quot;https://&quot;;LOWER([.C17]);&quot;.github.io/nz/index.html&quot;&quot;&gt;&lt;img src=&quot;&quot;https://&quot;;LOWER([.C17]);&quot;.github.io/nz/images/user.jpg&quot;&quot; alt=&quot;&quot; &quot;&quot; /&gt; &quot;;[.A17];&quot; (&quot;;LOWER([.C17]);&quot;)&lt;/a&gt;&lt;/li&gt;&quot;)" office:value-type="string" office:string-value="&lt;li&gt;&lt;a href=&quot;https://timeastwood6020.github.io/nz/index.html&quot;&gt;&lt;img src=&quot;https://timeastwood6020.github.io/nz/images/user.jpg&quot; alt=&quot; &quot; /&gt; Pancake rocks (Punakaiki) (timeastwood6020)&lt;/a&gt;&lt;/li&gt;" calcext:value-type="string">
            <text:p>&lt;li&gt;&lt;a href="https://timeastwood6020.github.io/nz/index.html"&gt;&lt;img src="https://timeastwood6020.github.io/nz/images/user.jpg" alt=" " /&gt; Pancake rocks (Punakaiki) (timeastwood6020)&lt;/a&gt;&lt;/li&gt;</text:p>
          </table:table-cell>
        </table:table-row>
        <table:table-row table:style-name="ro1">
          <table:table-cell office:value-type="string" calcext:value-type="string">
            <text:p>Lake Rotoiti</text:p>
          </table:table-cell>
          <table:table-cell/>
          <table:table-cell office:value-type="string" calcext:value-type="string">
            <text:p>AnnaKeuschnigg</text:p>
          </table:table-cell>
          <table:table-cell table:formula="of:=RAND()" office:value-type="float" office:value="0.367228914775139" calcext:value-type="float">
            <text:p>0,367228914775139</text:p>
          </table:table-cell>
          <table:table-cell table:formula="of:=CONCATENATE(&quot;&lt;li&gt;&lt;a href=&quot;&quot;https://&quot;;LOWER([.C18]);&quot;.github.io/nz/index.html&quot;&quot;&gt;&lt;img src=&quot;&quot;https://&quot;;LOWER([.C18]);&quot;.github.io/nz/images/user.jpg&quot;&quot; alt=&quot;&quot; &quot;&quot; /&gt; &quot;;[.A18];&quot; (&quot;;LOWER([.C18]);&quot;)&lt;/a&gt;&lt;/li&gt;&quot;)" office:value-type="string" office:string-value="&lt;li&gt;&lt;a href=&quot;https://annakeuschnigg.github.io/nz/index.html&quot;&gt;&lt;img src=&quot;https://annakeuschnigg.github.io/nz/images/user.jpg&quot; alt=&quot; &quot; /&gt; Lake Rotoiti (annakeuschnigg)&lt;/a&gt;&lt;/li&gt;" calcext:value-type="string">
            <text:p>&lt;li&gt;&lt;a href="https://annakeuschnigg.github.io/nz/index.html"&gt;&lt;img src="https://annakeuschnigg.github.io/nz/images/user.jpg" alt=" " /&gt; Lake Rotoiti (annakeuschnigg)&lt;/a&gt;&lt;/li&gt;</text:p>
          </table:table-cell>
        </table:table-row>
        <table:table-row table:style-name="ro1">
          <table:table-cell office:value-type="string" calcext:value-type="string">
            <text:p>Abel Tasman National Park</text:p>
          </table:table-cell>
          <table:table-cell/>
          <table:table-cell office:value-type="string" calcext:value-type="string">
            <text:p>elisakuntner</text:p>
          </table:table-cell>
          <table:table-cell table:formula="of:=RAND()" office:value-type="float" office:value="0.496057631311695" calcext:value-type="float">
            <text:p>0,496057631311695</text:p>
          </table:table-cell>
          <table:table-cell table:formula="of:=CONCATENATE(&quot;&lt;li&gt;&lt;a href=&quot;&quot;https://&quot;;LOWER([.C19]);&quot;.github.io/nz/index.html&quot;&quot;&gt;&lt;img src=&quot;&quot;https://&quot;;LOWER([.C19]);&quot;.github.io/nz/images/user.jpg&quot;&quot; alt=&quot;&quot; &quot;&quot; /&gt; &quot;;[.A19];&quot; (&quot;;LOWER([.C19]);&quot;)&lt;/a&gt;&lt;/li&gt;&quot;)" office:value-type="string" office:string-value="&lt;li&gt;&lt;a href=&quot;https://elisakuntner.github.io/nz/index.html&quot;&gt;&lt;img src=&quot;https://elisakuntner.github.io/nz/images/user.jpg&quot; alt=&quot; &quot; /&gt; Abel Tasman National Park (elisakuntner)&lt;/a&gt;&lt;/li&gt;" calcext:value-type="string">
            <text:p>&lt;li&gt;&lt;a href="https://elisakuntner.github.io/nz/index.html"&gt;&lt;img src="https://elisakuntner.github.io/nz/images/user.jpg" alt=" " /&gt; Abel Tasman National Park (elisakuntner)&lt;/a&gt;&lt;/li&gt;</text:p>
          </table:table-cell>
        </table:table-row>
        <table:table-row table:style-name="ro1">
          <table:table-cell office:value-type="string" calcext:value-type="string">
            <text:p>Picton</text:p>
          </table:table-cell>
          <table:table-cell/>
          <table:table-cell office:value-type="string" calcext:value-type="string">
            <text:p>maximilianender</text:p>
          </table:table-cell>
          <table:table-cell table:formula="of:=RAND()" office:value-type="float" office:value="0.54587637400036" calcext:value-type="float">
            <text:p>0,54587637400036</text:p>
          </table:table-cell>
          <table:table-cell table:formula="of:=CONCATENATE(&quot;&lt;li&gt;&lt;a href=&quot;&quot;https://&quot;;LOWER([.C20]);&quot;.github.io/nz/index.html&quot;&quot;&gt;&lt;img src=&quot;&quot;https://&quot;;LOWER([.C20]);&quot;.github.io/nz/images/user.jpg&quot;&quot; alt=&quot;&quot; &quot;&quot; /&gt; &quot;;[.A20];&quot; (&quot;;LOWER([.C20]);&quot;)&lt;/a&gt;&lt;/li&gt;&quot;)" office:value-type="string" office:string-value="&lt;li&gt;&lt;a href=&quot;https://maximilianender.github.io/nz/index.html&quot;&gt;&lt;img src=&quot;https://maximilianender.github.io/nz/images/user.jpg&quot; alt=&quot; &quot; /&gt; Picton (maximilianender)&lt;/a&gt;&lt;/li&gt;" calcext:value-type="string">
            <text:p>&lt;li&gt;&lt;a href="https://maximilianender.github.io/nz/index.html"&gt;&lt;img src="https://maximilianender.github.io/nz/images/user.jpg" alt=" " /&gt; Picton (maximilianender)&lt;/a&gt;&lt;/li&gt;</text:p>
          </table:table-cell>
        </table:table-row>
        <table:table-row table:style-name="ro1">
          <table:table-cell office:value-type="string" calcext:value-type="string">
            <text:p>Wellington</text:p>
          </table:table-cell>
          <table:table-cell/>
          <table:table-cell office:value-type="string" calcext:value-type="string">
            <text:p>geo6371</text:p>
          </table:table-cell>
          <table:table-cell table:formula="of:=RAND()" office:value-type="float" office:value="0.263200184967942" calcext:value-type="float">
            <text:p>0,263200184967942</text:p>
          </table:table-cell>
          <table:table-cell table:formula="of:=CONCATENATE(&quot;&lt;li&gt;&lt;a href=&quot;&quot;https://&quot;;LOWER([.C21]);&quot;.github.io/nz/index.html&quot;&quot;&gt;&lt;img src=&quot;&quot;https://&quot;;LOWER([.C21]);&quot;.github.io/nz/images/user.jpg&quot;&quot; alt=&quot;&quot; &quot;&quot; /&gt; &quot;;[.A21];&quot; (&quot;;LOWER([.C21]);&quot;)&lt;/a&gt;&lt;/li&gt;&quot;)" office:value-type="string" office:string-value="&lt;li&gt;&lt;a href=&quot;https://geo6371.github.io/nz/index.html&quot;&gt;&lt;img src=&quot;https://geo6371.github.io/nz/images/user.jpg&quot; alt=&quot; &quot; /&gt; Wellington (geo6371)&lt;/a&gt;&lt;/li&gt;" calcext:value-type="string">
            <text:p>&lt;li&gt;&lt;a href="https://geo6371.github.io/nz/index.html"&gt;&lt;img src="https://geo6371.github.io/nz/images/user.jpg" alt=" " /&gt; Wellington (geo6371)&lt;/a&gt;&lt;/li&gt;</text:p>
          </table:table-cell>
        </table:table-row>
        <table:table-row table:style-name="ro1">
          <table:table-cell office:value-type="string" calcext:value-type="string">
            <text:p>Napier</text:p>
          </table:table-cell>
          <table:table-cell/>
          <table:table-cell office:value-type="string" calcext:value-type="string">
            <text:p>SarahRasi</text:p>
          </table:table-cell>
          <table:table-cell table:formula="of:=RAND()" office:value-type="float" office:value="0.998434526086344" calcext:value-type="float">
            <text:p>0,998434526086344</text:p>
          </table:table-cell>
          <table:table-cell table:formula="of:=CONCATENATE(&quot;&lt;li&gt;&lt;a href=&quot;&quot;https://&quot;;LOWER([.C22]);&quot;.github.io/nz/index.html&quot;&quot;&gt;&lt;img src=&quot;&quot;https://&quot;;LOWER([.C22]);&quot;.github.io/nz/images/user.jpg&quot;&quot; alt=&quot;&quot; &quot;&quot; /&gt; &quot;;[.A22];&quot; (&quot;;LOWER([.C22]);&quot;)&lt;/a&gt;&lt;/li&gt;&quot;)" office:value-type="string" office:string-value="&lt;li&gt;&lt;a href=&quot;https://sarahrasi.github.io/nz/index.html&quot;&gt;&lt;img src=&quot;https://sarahrasi.github.io/nz/images/user.jpg&quot; alt=&quot; &quot; /&gt; Napier (sarahrasi)&lt;/a&gt;&lt;/li&gt;" calcext:value-type="string">
            <text:p>&lt;li&gt;&lt;a href="https://sarahrasi.github.io/nz/index.html"&gt;&lt;img src="https://sarahrasi.github.io/nz/images/user.jpg" alt=" " /&gt; Napier (sarahrasi)&lt;/a&gt;&lt;/li&gt;</text:p>
          </table:table-cell>
        </table:table-row>
        <table:table-row table:style-name="ro1">
          <table:table-cell office:value-type="string" calcext:value-type="string">
            <text:p>Taupo</text:p>
          </table:table-cell>
          <table:table-cell/>
          <table:table-cell office:value-type="string" calcext:value-type="string">
            <text:p>ChristinaL2012</text:p>
          </table:table-cell>
          <table:table-cell table:formula="of:=RAND()" office:value-type="float" office:value="0.42897893763996" calcext:value-type="float">
            <text:p>0,42897893763996</text:p>
          </table:table-cell>
          <table:table-cell table:formula="of:=CONCATENATE(&quot;&lt;li&gt;&lt;a href=&quot;&quot;https://&quot;;LOWER([.C23]);&quot;.github.io/nz/index.html&quot;&quot;&gt;&lt;img src=&quot;&quot;https://&quot;;LOWER([.C23]);&quot;.github.io/nz/images/user.jpg&quot;&quot; alt=&quot;&quot; &quot;&quot; /&gt; &quot;;[.A23];&quot; (&quot;;LOWER([.C23]);&quot;)&lt;/a&gt;&lt;/li&gt;&quot;)" office:value-type="string" office:string-value="&lt;li&gt;&lt;a href=&quot;https://christinal2012.github.io/nz/index.html&quot;&gt;&lt;img src=&quot;https://christinal2012.github.io/nz/images/user.jpg&quot; alt=&quot; &quot; /&gt; Taupo (christinal2012)&lt;/a&gt;&lt;/li&gt;" calcext:value-type="string">
            <text:p>&lt;li&gt;&lt;a href="https://christinal2012.github.io/nz/index.html"&gt;&lt;img src="https://christinal2012.github.io/nz/images/user.jpg" alt=" " /&gt; Taupo (christinal2012)&lt;/a&gt;&lt;/li&gt;</text:p>
          </table:table-cell>
        </table:table-row>
        <table:table-row table:style-name="ro1">
          <table:table-cell office:value-type="string" calcext:value-type="string">
            <text:p>Rotorua</text:p>
          </table:table-cell>
          <table:table-cell/>
          <table:table-cell office:value-type="string" calcext:value-type="string">
            <text:p>jo3093</text:p>
          </table:table-cell>
          <table:table-cell table:formula="of:=RAND()" office:value-type="float" office:value="0.59448396978496" calcext:value-type="float">
            <text:p>0,59448396978496</text:p>
          </table:table-cell>
          <table:table-cell table:formula="of:=CONCATENATE(&quot;&lt;li&gt;&lt;a href=&quot;&quot;https://&quot;;LOWER([.C24]);&quot;.github.io/nz/index.html&quot;&quot;&gt;&lt;img src=&quot;&quot;https://&quot;;LOWER([.C24]);&quot;.github.io/nz/images/user.jpg&quot;&quot; alt=&quot;&quot; &quot;&quot; /&gt; &quot;;[.A24];&quot; (&quot;;LOWER([.C24]);&quot;)&lt;/a&gt;&lt;/li&gt;&quot;)" office:value-type="string" office:string-value="&lt;li&gt;&lt;a href=&quot;https://jo3093.github.io/nz/index.html&quot;&gt;&lt;img src=&quot;https://jo3093.github.io/nz/images/user.jpg&quot; alt=&quot; &quot; /&gt; Rotorua (jo3093)&lt;/a&gt;&lt;/li&gt;" calcext:value-type="string">
            <text:p>&lt;li&gt;&lt;a href="https://jo3093.github.io/nz/index.html"&gt;&lt;img src="https://jo3093.github.io/nz/images/user.jpg" alt=" " /&gt; Rotorua (jo3093)&lt;/a&gt;&lt;/li&gt;</text:p>
          </table:table-cell>
        </table:table-row>
        <table:table-row table:style-name="ro1">
          <table:table-cell office:value-type="string" calcext:value-type="string">
            <text:p>Auckland</text:p>
          </table:table-cell>
          <table:table-cell/>
          <table:table-cell office:value-type="string" calcext:value-type="string">
            <text:p>SandraLeutner</text:p>
          </table:table-cell>
          <table:table-cell table:formula="of:=RAND()" office:value-type="float" office:value="0.351491247872487" calcext:value-type="float">
            <text:p>0,351491247872487</text:p>
          </table:table-cell>
          <table:table-cell table:formula="of:=CONCATENATE(&quot;&lt;li&gt;&lt;a href=&quot;&quot;https://&quot;;LOWER([.C25]);&quot;.github.io/nz/index.html&quot;&quot;&gt;&lt;img src=&quot;&quot;https://&quot;;LOWER([.C25]);&quot;.github.io/nz/images/user.jpg&quot;&quot; alt=&quot;&quot; &quot;&quot; /&gt; &quot;;[.A25];&quot; (&quot;;LOWER([.C25]);&quot;)&lt;/a&gt;&lt;/li&gt;&quot;)" office:value-type="string" office:string-value="&lt;li&gt;&lt;a href=&quot;https://sandraleutner.github.io/nz/index.html&quot;&gt;&lt;img src=&quot;https://sandraleutner.github.io/nz/images/user.jpg&quot; alt=&quot; &quot; /&gt; Auckland (sandraleutner)&lt;/a&gt;&lt;/li&gt;" calcext:value-type="string">
            <text:p>&lt;li&gt;&lt;a href="https://sandraleutner.github.io/nz/index.html"&gt;&lt;img src="https://sandraleutner.github.io/nz/images/user.jpg" alt=" " /&gt; Auckland (sandraleutner)&lt;/a&gt;&lt;/li&gt;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Tongariro National Park </text:p>
          </table:table-cell>
          <table:table-cell/>
          <table:table-cell office:value-type="string" calcext:value-type="string">
            <text:p>webmapping</text:p>
          </table:table-cell>
          <table:table-cell/>
          <table:table-cell table:formula="of:=CONCATENATE(&quot;&lt;li&gt;&lt;a href=&quot;&quot;https://&quot;;LOWER([.C30]);&quot;.github.io/nz/index.html&quot;&quot;&gt;&lt;img src=&quot;&quot;https://&quot;;LOWER([.C30]);&quot;.github.io/nz/images/user.jpg&quot;&quot; alt=&quot;&quot; &quot;&quot; /&gt; &quot;;[.A30];&quot; (&quot;;LOWER([.C30]);&quot;)&lt;/a&gt;&lt;/li&gt;&quot;)" office:value-type="string" office:string-value="&lt;li&gt;&lt;a href=&quot;https://webmapping.github.io/nz/index.html&quot;&gt;&lt;img src=&quot;https://webmapping.github.io/nz/images/user.jpg&quot; alt=&quot; &quot; /&gt; Tongariro National Park  (webmapping)&lt;/a&gt;&lt;/li&gt;" calcext:value-type="string">
            <text:p>&lt;li&gt;&lt;a href="https://webmapping.github.io/nz/index.html"&gt;&lt;img src="https://webmapping.github.io/nz/images/user.jpg" alt=" " /&gt; Tongariro National Park <text:s/>(webmapping)&lt;/a&gt;&lt;/li&gt;</text:p>
          </table:table-cell>
        </table:table-row>
      </table:table>
      <table:named-expressions/>
      <table:database-ranges>
        <table:database-range table:name="__Anonymous_Sheet_DB__0" table:target-range-address="zuteilung.C1:zuteilung.E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20121" number:language="en" number:country="US">
      <number:number number:decimal-places="5" loext:min-decimal-places="5" number:min-integer-digits="1"/>
    </number:number-style>
    <number:number-style style:name="N20122" number:language="en" number:country="US">
      <number:number number:decimal-places="6" loext:min-decimal-places="6" number:min-integer-digits="1"/>
    </number:number-style>
    <number:number-style style:name="N30109" number:language="en" number:country="NZ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.00.0000</text:date>, <text:time style:data-style-name="N2" text:time-value="14:34:16.2963798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09:04:06.813517397</meta:creation-date>
    <dc:date>2021-03-15T14:34:26.699685705</dc:date>
    <meta:editing-duration>PT1H12M41S</meta:editing-duration>
    <meta:editing-cycles>14</meta:editing-cycles>
    <meta:generator>LibreOffice/6.4.6.2$Linux_X86_64 LibreOffice_project/40$Build-2</meta:generator>
    <meta:document-statistic meta:table-count="1" meta:cell-count="103" meta:object-count="0"/>
  </office:meta>
</office:document-meta>
</file>